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202">
            <text:p>UL-1202</text:p>
          </table:table-cell>
          <table:table-cell office:value-type="float" office:value="57.6">
            <text:p>57.6</text:p>
          </table:table-cell>
          <table:table-cell office:value-type="float" office:value="-76.25">
            <text:p>-76.25</text:p>
          </table:table-cell>
          <table:table-cell office:value-type="float" office:value="6210.0">
            <text:p>621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40.4">
            <text:p>140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64">
            <text:p>Qu-1064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890.0">
            <text:p>890.0</text:p>
          </table:table-cell>
          <table:table-cell office:value-type="float" office:value="100.0">
            <text:p>10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1.6">
            <text:p>11.6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IF-1567">
            <text:p>GIF-1567</text:p>
          </table:table-cell>
          <table:table-cell office:value-type="float" office:value="55.28">
            <text:p>55.28</text:p>
          </table:table-cell>
          <table:table-cell office:value-type="float" office:value="-77.74">
            <text:p>-77.74</text:p>
          </table:table-cell>
          <table:table-cell office:value-type="float" office:value="3280.0">
            <text:p>3280.0</text:p>
          </table:table-cell>
          <table:table-cell office:value-type="float" office:value="160.0">
            <text:p>1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0">
            <text:p>6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lumet1974,VacchiEtal2018">
            <text:p>Plumet1974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238">
            <text:p>GSC-1238</text:p>
          </table:table-cell>
          <table:table-cell office:value-type="float" office:value="56.24">
            <text:p>56.24</text:p>
          </table:table-cell>
          <table:table-cell office:value-type="float" office:value="-76.47">
            <text:p>-76.47</text:p>
          </table:table-cell>
          <table:table-cell office:value-type="float" office:value="7110.0">
            <text:p>7110.0</text:p>
          </table:table-cell>
          <table:table-cell office:value-type="float" office:value="125.0">
            <text:p>12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75.0">
            <text:p>17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261">
            <text:p>GSC-1261</text:p>
          </table:table-cell>
          <table:table-cell office:value-type="float" office:value="56.27">
            <text:p>56.27</text:p>
          </table:table-cell>
          <table:table-cell office:value-type="float" office:value="-76.5">
            <text:p>-76.5</text:p>
          </table:table-cell>
          <table:table-cell office:value-type="float" office:value="6820.0">
            <text:p>6820.0</text:p>
          </table:table-cell>
          <table:table-cell office:value-type="float" office:value="150.0">
            <text:p>15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70.2">
            <text:p>170.2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287">
            <text:p>GSC-1287</text:p>
          </table:table-cell>
          <table:table-cell office:value-type="float" office:value="56.28">
            <text:p>56.28</text:p>
          </table:table-cell>
          <table:table-cell office:value-type="float" office:value="-76.5">
            <text:p>-76.5</text:p>
          </table:table-cell>
          <table:table-cell office:value-type="float" office:value="6380.0">
            <text:p>6380.0</text:p>
          </table:table-cell>
          <table:table-cell office:value-type="float" office:value="160.0">
            <text:p>16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38.2">
            <text:p>138.2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364">
            <text:p>GSC-1364</text:p>
          </table:table-cell>
          <table:table-cell office:value-type="float" office:value="56.24">
            <text:p>56.24</text:p>
          </table:table-cell>
          <table:table-cell office:value-type="float" office:value="-76.47">
            <text:p>-76.47</text:p>
          </table:table-cell>
          <table:table-cell office:value-type="float" office:value="6620.0">
            <text:p>6620.0</text:p>
          </table:table-cell>
          <table:table-cell office:value-type="float" office:value="160.0">
            <text:p>16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52.3">
            <text:p>152.3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904">
            <text:p>UL-1904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4630.0">
            <text:p>4630.0</text:p>
          </table:table-cell>
          <table:table-cell office:value-type="float" office:value="100.0">
            <text:p>100.0</text:p>
          </table:table-cell>
          <table:table-cell office:value-type="string" office:value="paleosoil">
            <text:p>paleosoi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725">
            <text:p>GSC-1725</text:p>
          </table:table-cell>
          <table:table-cell office:value-type="float" office:value="56.24">
            <text:p>56.24</text:p>
          </table:table-cell>
          <table:table-cell office:value-type="float" office:value="-76.47">
            <text:p>-76.47</text:p>
          </table:table-cell>
          <table:table-cell office:value-type="float" office:value="6390.0">
            <text:p>6390.0</text:p>
          </table:table-cell>
          <table:table-cell office:value-type="float" office:value="155.0">
            <text:p>1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53.0">
            <text:p>153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070">
            <text:p>GSC-2070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3720.0">
            <text:p>3720.0</text:p>
          </table:table-cell>
          <table:table-cell office:value-type="float" office:value="110.0">
            <text:p>11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56.3">
            <text:p>56.3</text:p>
          </table:table-cell>
          <table:table-cell office:value-type="float" office:value="4.7">
            <text:p>4.7</text:p>
          </table:table-cell>
          <table:table-cell office:value-type="float" office:value="4.7">
            <text:p>4.7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074">
            <text:p>GSC-2074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2180.0">
            <text:p>2180.0</text:p>
          </table:table-cell>
          <table:table-cell office:value-type="float" office:value="100.0">
            <text:p>10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0.3">
            <text:p>20.3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WalcottCraig1975,VacchiEtal2018">
            <text:p>WalcottCraig197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129">
            <text:p>GSC-2129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2430.0">
            <text:p>2430.0</text:p>
          </table:table-cell>
          <table:table-cell office:value-type="float" office:value="60.0">
            <text:p>6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7.3">
            <text:p>27.3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LowdonBlake1980,VacchiEtal2018">
            <text:p>LowdonBlake1980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9">
            <text:p>QU-1299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480.0">
            <text:p>48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8">
            <text:p>QU-1298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670.0">
            <text:p>67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7">
            <text:p>QU-1297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1830.0">
            <text:p>1830.0</text:p>
          </table:table-cell>
          <table:table-cell office:value-type="float" office:value="240.0">
            <text:p>240.0</text:p>
          </table:table-cell>
          <table:table-cell office:value-type="string" office:value="sediments">
            <text:p>sedi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6">
            <text:p>QU-1296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2510.0">
            <text:p>251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0.3">
            <text:p>30.3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5">
            <text:p>QU-1295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9.8">
            <text:p>29.8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4">
            <text:p>QU-1294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4270.0">
            <text:p>4270.0</text:p>
          </table:table-cell>
          <table:table-cell office:value-type="float" office:value="100.0">
            <text:p>1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2">
            <text:p>QU-1292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1680.0">
            <text:p>168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0">
            <text:p>QU-1290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3480.0">
            <text:p>3480.0</text:p>
          </table:table-cell>
          <table:table-cell office:value-type="float" office:value="100.0">
            <text:p>10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50.6">
            <text:p>50.6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1">
            <text:p>Qu-1201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210.0">
            <text:p>21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1">
            <text:p>9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10">
            <text:p>Qu-1210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130.0">
            <text:p>1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1">
            <text:p>9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622">
            <text:p>UQ-622</text:p>
          </table:table-cell>
          <table:table-cell office:value-type="float" office:value="56.9">
            <text:p>56.9</text:p>
          </table:table-cell>
          <table:table-cell office:value-type="float" office:value="-76.51">
            <text:p>-76.51</text:p>
          </table:table-cell>
          <table:table-cell office:value-type="float" office:value="5520.0">
            <text:p>552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0.0">
            <text:p>17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545">
            <text:p>UQ-545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7010.0">
            <text:p>7010.0</text:p>
          </table:table-cell>
          <table:table-cell office:value-type="float" office:value="100.0">
            <text:p>10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237">
            <text:p>UL-1237</text:p>
          </table:table-cell>
          <table:table-cell office:value-type="float" office:value="57.6">
            <text:p>57.6</text:p>
          </table:table-cell>
          <table:table-cell office:value-type="float" office:value="-76.25">
            <text:p>-76.25</text:p>
          </table:table-cell>
          <table:table-cell office:value-type="float" office:value="4920.0">
            <text:p>49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2.4">
            <text:p>112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528">
            <text:p>UL-1528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440.0">
            <text:p>440.0</text:p>
          </table:table-cell>
          <table:table-cell office:value-type="float" office:value="70.0">
            <text:p>7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536">
            <text:p>UL-1536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460.0">
            <text:p>460.0</text:p>
          </table:table-cell>
          <table:table-cell office:value-type="float" office:value="80.0">
            <text:p>8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28169">
            <text:p>BETA-28169</text:p>
          </table:table-cell>
          <table:table-cell office:value-type="float" office:value="57.47">
            <text:p>57.47</text:p>
          </table:table-cell>
          <table:table-cell office:value-type="float" office:value="-76.68">
            <text:p>-76.68</text:p>
          </table:table-cell>
          <table:table-cell office:value-type="float" office:value="1110.0">
            <text:p>111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4">
            <text:p>30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28177">
            <text:p>BETA-28177</text:p>
          </table:table-cell>
          <table:table-cell office:value-type="float" office:value="57.58">
            <text:p>57.58</text:p>
          </table:table-cell>
          <table:table-cell office:value-type="float" office:value="-76.82">
            <text:p>-76.82</text:p>
          </table:table-cell>
          <table:table-cell office:value-type="float" office:value="1820.0">
            <text:p>1820.0</text:p>
          </table:table-cell>
          <table:table-cell office:value-type="float" office:value="70.0">
            <text:p>7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4">
            <text:p>20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44775">
            <text:p>BETA-44775</text:p>
          </table:table-cell>
          <table:table-cell office:value-type="float" office:value="57.12">
            <text:p>57.12</text:p>
          </table:table-cell>
          <table:table-cell office:value-type="float" office:value="-76.38">
            <text:p>-76.38</text:p>
          </table:table-cell>
          <table:table-cell office:value-type="float" office:value="7010.0">
            <text:p>701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10.0">
            <text:p>21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ajewskiGarralla1992,VacchiEtal2018">
            <text:p>GajewskiGarralla199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540">
            <text:p>UL-1540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530.0">
            <text:p>653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7.0">
            <text:p>97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CIAMS-67523">
            <text:p>UCIAMS-67523</text:p>
          </table:table-cell>
          <table:table-cell office:value-type="float" office:value="55.27">
            <text:p>55.27</text:p>
          </table:table-cell>
          <table:table-cell office:value-type="float" office:value="-77.75">
            <text:p>-77.75</text:p>
          </table:table-cell>
          <table:table-cell office:value-type="float" office:value="4450.0">
            <text:p>4450.0</text:p>
          </table:table-cell>
          <table:table-cell office:value-type="float" office:value="90.0">
            <text:p>9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2.6">
            <text:p>102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marreEtal2012,VacchiEtal2018">
            <text:p>Lamarr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CIAMS-67522">
            <text:p>UCIAMS-67522</text:p>
          </table:table-cell>
          <table:table-cell office:value-type="float" office:value="55.27">
            <text:p>55.27</text:p>
          </table:table-cell>
          <table:table-cell office:value-type="float" office:value="-77.75">
            <text:p>-77.75</text:p>
          </table:table-cell>
          <table:table-cell office:value-type="float" office:value="4440.0">
            <text:p>4440.0</text:p>
          </table:table-cell>
          <table:table-cell office:value-type="float" office:value="60.0">
            <text:p>6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2.8">
            <text:p>102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marreEtal2012,VacchiEtal2018">
            <text:p>Lamarr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8909">
            <text:p>TO-8909</text:p>
          </table:table-cell>
          <table:table-cell office:value-type="float" office:value="55.33">
            <text:p>55.33</text:p>
          </table:table-cell>
          <table:table-cell office:value-type="float" office:value="-77.62">
            <text:p>-77.62</text:p>
          </table:table-cell>
          <table:table-cell office:value-type="float" office:value="6080.0">
            <text:p>608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9.5">
            <text:p>149.5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Cayer2003,VacchiEtal2018">
            <text:p>Cayer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540">
            <text:p>UQ-540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530.0">
            <text:p>653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18.0">
            <text:p>118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556">
            <text:p>UL-1556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5730.0">
            <text:p>5730.0</text:p>
          </table:table-cell>
          <table:table-cell office:value-type="float" office:value="100.0">
            <text:p>10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1.0">
            <text:p>5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7593">
            <text:p>TO-7593</text:p>
          </table:table-cell>
          <table:table-cell office:value-type="float" office:value="55.33">
            <text:p>55.33</text:p>
          </table:table-cell>
          <table:table-cell office:value-type="float" office:value="-77.61">
            <text:p>-77.61</text:p>
          </table:table-cell>
          <table:table-cell office:value-type="float" office:value="4340.0">
            <text:p>4340.0</text:p>
          </table:table-cell>
          <table:table-cell office:value-type="float" office:value="150.0">
            <text:p>15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aulnierTalbotReinard2001,VacchiEtal2018">
            <text:p>SaulnierTalbotReinard200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710">
            <text:p>UL-1710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450.0">
            <text:p>645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88">
            <text:p>QU-1288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2860.0">
            <text:p>2860.0</text:p>
          </table:table-cell>
          <table:table-cell office:value-type="float" office:value="100.0">
            <text:p>10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2.6">
            <text:p>32.6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711">
            <text:p>UL-1711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980.0">
            <text:p>698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9.0">
            <text:p>109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7410">
            <text:p>TO-7410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870.0">
            <text:p>6870.0</text:p>
          </table:table-cell>
          <table:table-cell office:value-type="float" office:value="60.0">
            <text:p>6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8.0">
            <text:p>108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722">
            <text:p>UL-1722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7330.0">
            <text:p>733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5.0">
            <text:p>95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878">
            <text:p>UL-1878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4190.0">
            <text:p>4190.0</text:p>
          </table:table-cell>
          <table:table-cell office:value-type="float" office:value="100.0">
            <text:p>100.0</text:p>
          </table:table-cell>
          <table:table-cell office:value-type="string" office:value="paleosoil">
            <text:p>paleosoi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6.0">
            <text:p>136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7409">
            <text:p>TO-7409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420.0">
            <text:p>6420.0</text:p>
          </table:table-cell>
          <table:table-cell office:value-type="float" office:value="60.0">
            <text:p>6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9.0">
            <text:p>109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863">
            <text:p>UQ-863</text:p>
          </table:table-cell>
          <table:table-cell office:value-type="float" office:value="56.53">
            <text:p>56.53</text:p>
          </table:table-cell>
          <table:table-cell office:value-type="float" office:value="-76.18">
            <text:p>-76.18</text:p>
          </table:table-cell>
          <table:table-cell office:value-type="float" office:value="5590.0">
            <text:p>5590.0</text:p>
          </table:table-cell>
          <table:table-cell office:value-type="float" office:value="350.0">
            <text:p>3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5.0">
            <text:p>95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547">
            <text:p>UQ-547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7110.0">
            <text:p>7110.0</text:p>
          </table:table-cell>
          <table:table-cell office:value-type="float" office:value="100.0">
            <text:p>100.0</text:p>
          </table:table-cell>
          <table:table-cell office:value-type="string" office:value="hiatella and mytilus edulis">
            <text:p>hiatella and 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80.0">
            <text:p>18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7594">
            <text:p>TO-7594</text:p>
          </table:table-cell>
          <table:table-cell office:value-type="float" office:value="55.33">
            <text:p>55.33</text:p>
          </table:table-cell>
          <table:table-cell office:value-type="float" office:value="-77.62">
            <text:p>-77.62</text:p>
          </table:table-cell>
          <table:table-cell office:value-type="float" office:value="4640.0">
            <text:p>4640.0</text:p>
          </table:table-cell>
          <table:table-cell office:value-type="float" office:value="70.0">
            <text:p>70.0</text:p>
          </table:table-cell>
          <table:table-cell office:value-type="string" office:value="branch">
            <text:p>bran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SaulnierTalbotReinard2001,VacchiEtal2018">
            <text:p>SaulnierTalbotReinard200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348">
            <text:p>GSC-2348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3160.0">
            <text:p>316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42.3">
            <text:p>42.3</text:p>
          </table:table-cell>
          <table:table-cell office:value-type="float" office:value="4.6">
            <text:p>4.6</text:p>
          </table:table-cell>
          <table:table-cell office:value-type="float" office:value="4.6">
            <text:p>4.6</text:p>
          </table:table-cell>
          <table:table-cell office:value-type="string" office:value="LowdonBlake1980,VacchiEtal2018">
            <text:p>LowdonBlake1980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5">
            <text:p>QU-1205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350.0">
            <text:p>35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3">
            <text:p>6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121552">
            <text:p>BETA-121552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840.0">
            <text:p>684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183295">
            <text:p>BETA-183295</text:p>
          </table:table-cell>
          <table:table-cell office:value-type="float" office:value="56.19">
            <text:p>56.19</text:p>
          </table:table-cell>
          <table:table-cell office:value-type="float" office:value="-75.83">
            <text:p>-75.83</text:p>
          </table:table-cell>
          <table:table-cell office:value-type="float" office:value="6869.0">
            <text:p>6869.0</text:p>
          </table:table-cell>
          <table:table-cell office:value-type="float" office:value="60.0">
            <text:p>6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35.0">
            <text:p>13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voieEtal2012,VacchiEtal2018">
            <text:p>Lavoi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953">
            <text:p>UL-1953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7050.0">
            <text:p>705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39.0">
            <text:p>139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2720">
            <text:p>UL-2720</text:p>
          </table:table-cell>
          <table:table-cell office:value-type="float" office:value="56.19">
            <text:p>56.19</text:p>
          </table:table-cell>
          <table:table-cell office:value-type="float" office:value="-75.83">
            <text:p>-75.83</text:p>
          </table:table-cell>
          <table:table-cell office:value-type="float" office:value="7150.0">
            <text:p>7150.0</text:p>
          </table:table-cell>
          <table:table-cell office:value-type="float" office:value="110.0">
            <text:p>11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56.0">
            <text:p>156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voieEtal2012,VacchiEtal2018">
            <text:p>Lavoi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7">
            <text:p>GSC-27</text:p>
          </table:table-cell>
          <table:table-cell office:value-type="float" office:value="55.98">
            <text:p>55.98</text:p>
          </table:table-cell>
          <table:table-cell office:value-type="float" office:value="-76.75">
            <text:p>-76.75</text:p>
          </table:table-cell>
          <table:table-cell office:value-type="float" office:value="4720.0">
            <text:p>4720.0</text:p>
          </table:table-cell>
          <table:table-cell office:value-type="float" office:value="160.0">
            <text:p>1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432">
            <text:p>GSC-2432</text:p>
          </table:table-cell>
          <table:table-cell office:value-type="float" office:value="55.28">
            <text:p>55.28</text:p>
          </table:table-cell>
          <table:table-cell office:value-type="float" office:value="-77.74">
            <text:p>-77.74</text:p>
          </table:table-cell>
          <table:table-cell office:value-type="float" office:value="4550.0">
            <text:p>455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0.0">
            <text:p>9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80,VacchiEtal2018">
            <text:p>LowdonBlake1980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8367">
            <text:p>I-8367</text:p>
          </table:table-cell>
          <table:table-cell office:value-type="float" office:value="55.28">
            <text:p>55.28</text:p>
          </table:table-cell>
          <table:table-cell office:value-type="float" office:value="-77.78">
            <text:p>-77.78</text:p>
          </table:table-cell>
          <table:table-cell office:value-type="float" office:value="2630.0">
            <text:p>26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8.0">
            <text:p>38.0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8364">
            <text:p>I-8364</text:p>
          </table:table-cell>
          <table:table-cell office:value-type="float" office:value="56.24">
            <text:p>56.24</text:p>
          </table:table-cell>
          <table:table-cell office:value-type="float" office:value="-76.47">
            <text:p>-76.47</text:p>
          </table:table-cell>
          <table:table-cell office:value-type="float" office:value="6625.0">
            <text:p>6625.0</text:p>
          </table:table-cell>
          <table:table-cell office:value-type="float" office:value="160.0">
            <text:p>16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5755">
            <text:p>GSC-5755</text:p>
          </table:table-cell>
          <table:table-cell office:value-type="float" office:value="56.56">
            <text:p>56.56</text:p>
          </table:table-cell>
          <table:table-cell office:value-type="float" office:value="-76.48">
            <text:p>-76.48</text:p>
          </table:table-cell>
          <table:table-cell office:value-type="float" office:value="7110.0">
            <text:p>7110.0</text:p>
          </table:table-cell>
          <table:table-cell office:value-type="float" office:value="40.0">
            <text:p>4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05.0">
            <text:p>205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595">
            <text:p>GSC-595</text:p>
          </table:table-cell>
          <table:table-cell office:value-type="float" office:value="55.98">
            <text:p>55.98</text:p>
          </table:table-cell>
          <table:table-cell office:value-type="float" office:value="-76.75">
            <text:p>-76.75</text:p>
          </table:table-cell>
          <table:table-cell office:value-type="float" office:value="6420.0">
            <text:p>642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4.0">
            <text:p>94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Etal1967,VacchiEtal2018">
            <text:p>LowdonEtal1967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1">
            <text:p>QU-1081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580.0">
            <text:p>580.0</text:p>
          </table:table-cell>
          <table:table-cell office:value-type="float" office:value="70.0">
            <text:p>7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121551">
            <text:p>BETA-121551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890.0">
            <text:p>689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46.0">
            <text:p>146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336">
            <text:p>I-13336</text:p>
          </table:table-cell>
          <table:table-cell office:value-type="float" office:value="56.61">
            <text:p>56.61</text:p>
          </table:table-cell>
          <table:table-cell office:value-type="float" office:value="-76.12">
            <text:p>-76.12</text:p>
          </table:table-cell>
          <table:table-cell office:value-type="float" office:value="5690.0">
            <text:p>56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6.0">
            <text:p>18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335">
            <text:p>I-13335</text:p>
          </table:table-cell>
          <table:table-cell office:value-type="float" office:value="56.61">
            <text:p>56.61</text:p>
          </table:table-cell>
          <table:table-cell office:value-type="float" office:value="-76.12">
            <text:p>-76.12</text:p>
          </table:table-cell>
          <table:table-cell office:value-type="float" office:value="5680.0">
            <text:p>568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0.0">
            <text:p>18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334">
            <text:p>I-13334</text:p>
          </table:table-cell>
          <table:table-cell office:value-type="float" office:value="56.62">
            <text:p>56.62</text:p>
          </table:table-cell>
          <table:table-cell office:value-type="float" office:value="-76.4">
            <text:p>-76.4</text:p>
          </table:table-cell>
          <table:table-cell office:value-type="float" office:value="4790.0">
            <text:p>47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5.0">
            <text:p>18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333">
            <text:p>I-13333</text:p>
          </table:table-cell>
          <table:table-cell office:value-type="float" office:value="56.62">
            <text:p>56.62</text:p>
          </table:table-cell>
          <table:table-cell office:value-type="float" office:value="-76.4">
            <text:p>-76.4</text:p>
          </table:table-cell>
          <table:table-cell office:value-type="float" office:value="5550.0">
            <text:p>55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9.0">
            <text:p>239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131">
            <text:p>I-13131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5810.0">
            <text:p>581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0.0">
            <text:p>17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130">
            <text:p>I-13130</text:p>
          </table:table-cell>
          <table:table-cell office:value-type="float" office:value="56.61">
            <text:p>56.61</text:p>
          </table:table-cell>
          <table:table-cell office:value-type="float" office:value="-76.12">
            <text:p>-76.12</text:p>
          </table:table-cell>
          <table:table-cell office:value-type="float" office:value="5840.0">
            <text:p>584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0.0">
            <text:p>17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129">
            <text:p>I-13129</text:p>
          </table:table-cell>
          <table:table-cell office:value-type="float" office:value="56.9">
            <text:p>56.9</text:p>
          </table:table-cell>
          <table:table-cell office:value-type="float" office:value="-76.51">
            <text:p>-76.51</text:p>
          </table:table-cell>
          <table:table-cell office:value-type="float" office:value="5350.0">
            <text:p>53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0.0">
            <text:p>17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1730">
            <text:p>I-11730</text:p>
          </table:table-cell>
          <table:table-cell office:value-type="float" office:value="55.28">
            <text:p>55.28</text:p>
          </table:table-cell>
          <table:table-cell office:value-type="float" office:value="-77.78">
            <text:p>-77.78</text:p>
          </table:table-cell>
          <table:table-cell office:value-type="float" office:value="2375.0">
            <text:p>2375.0</text:p>
          </table:table-cell>
          <table:table-cell office:value-type="float" office:value="85.0">
            <text:p>8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918">
            <text:p>UL-1918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920.0">
            <text:p>692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4.0">
            <text:p>10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406">
            <text:p>I-13406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080.0">
            <text:p>60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0.0">
            <text:p>18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2">
            <text:p>QU-1082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3160.0">
            <text:p>3160.0</text:p>
          </table:table-cell>
          <table:table-cell office:value-type="float" office:value="360.0">
            <text:p>3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9.2">
            <text:p>19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928">
            <text:p>UL-1928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950.0">
            <text:p>695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46.0">
            <text:p>146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4">
            <text:p>QU-1084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360.0">
            <text:p>1360.0</text:p>
          </table:table-cell>
          <table:table-cell office:value-type="float" office:value="230.0">
            <text:p>2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5.2">
            <text:p>15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4">
            <text:p>QU-1104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1760.0">
            <text:p>176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8.7">
            <text:p>18.7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7">
            <text:p>QU-1107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720.0">
            <text:p>72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8">
            <text:p>QU-1108</text:p>
          </table:table-cell>
          <table:table-cell office:value-type="float" office:value="55.41">
            <text:p>55.41</text:p>
          </table:table-cell>
          <table:table-cell office:value-type="float" office:value="-77.64">
            <text:p>-77.64</text:p>
          </table:table-cell>
          <table:table-cell office:value-type="float" office:value="120.0">
            <text:p>12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6">
            <text:p>7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3">
            <text:p>QU-1083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2780.0">
            <text:p>2780.0</text:p>
          </table:table-cell>
          <table:table-cell office:value-type="float" office:value="110.0">
            <text:p>1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5.2">
            <text:p>15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183296">
            <text:p>BETA-183296</text:p>
          </table:table-cell>
          <table:table-cell office:value-type="float" office:value="56.19">
            <text:p>56.19</text:p>
          </table:table-cell>
          <table:table-cell office:value-type="float" office:value="-75.83">
            <text:p>-75.83</text:p>
          </table:table-cell>
          <table:table-cell office:value-type="float" office:value="6890.0">
            <text:p>6890.0</text:p>
          </table:table-cell>
          <table:table-cell office:value-type="float" office:value="40.0">
            <text:p>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45.0">
            <text:p>14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voieEtal2012,VacchiEtal2018">
            <text:p>Lavoi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6">
            <text:p>QU-1206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50.0">
            <text:p>15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5">
            <text:p>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7">
            <text:p>QU-1207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400.0">
            <text:p>40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9">
            <text:p>8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8">
            <text:p>QU-1208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80.0">
            <text:p>18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8">
            <text:p>6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6">
            <text:p>QU-1106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1490.0">
            <text:p>149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5.6">
            <text:p>15.6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3">
            <text:p>QU-1103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050.0">
            <text:p>205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0.2">
            <text:p>20.2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2">
            <text:p>QU-1102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020.0">
            <text:p>202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1">
            <text:p>QU-1101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260.0">
            <text:p>226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4.9">
            <text:p>24.9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0">
            <text:p>QU-1100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026.0">
            <text:p>2026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5.6">
            <text:p>25.6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99">
            <text:p>QU-1099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430.0">
            <text:p>243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7.2">
            <text:p>27.2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9">
            <text:p>QU-1209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60.0">
            <text:p>1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98">
            <text:p>QU-1098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230.0">
            <text:p>223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8.2">
            <text:p>28.2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97">
            <text:p>QU-1097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470.0">
            <text:p>247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7">
            <text:p>QU-1087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680.0">
            <text:p>1680.0</text:p>
          </table:table-cell>
          <table:table-cell office:value-type="float" office:value="390.0">
            <text:p>3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9.7">
            <text:p>19.7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5">
            <text:p>QU-1085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2560.0">
            <text:p>2560.0</text:p>
          </table:table-cell>
          <table:table-cell office:value-type="float" office:value="350.0">
            <text:p>3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.4">
            <text:p>1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5">
            <text:p>QU-1105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1680.0">
            <text:p>168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7.1">
            <text:p>17.1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LavoieEtal2012,VacchiEtal2018">
            <text:p>LavoieEtal2012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